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Pictures/100002010000040000000300309323F6FDEDE4CC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4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5" manifest:media-type=""/>
  <manifest:file-entry manifest:full-path="ObjectReplacements/Object 4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65" manifest:media-type="application/x-openoffice-gdimetafile;windows_formatname=&quot;GDIMetaFile&quot;"/>
  <manifest:file-entry manifest:full-path="ObjectReplacements/Object 59" manifest:media-type="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"/>
  <manifest:file-entry manifest:full-path="ObjectReplacements/Object 48" manifest:media-type="application/x-openoffice-gdimetafile;windows_formatname=&quot;GDIMetaFile&quot;"/>
  <manifest:file-entry manifest:full-path="ObjectReplacements/Object 63" manifest:media-type=""/>
  <manifest:file-entry manifest:full-path="ObjectReplacements/Object 47" manifest:media-type="application/x-openoffice-gdimetafile;windows_formatname=&quot;GDIMetaFile&quot;"/>
  <manifest:file-entry manifest:full-path="ObjectReplacements/Object 62" manifest:media-type=""/>
  <manifest:file-entry manifest:full-path="ObjectReplacements/Object 29" manifest:media-type="application/x-openoffice-gdimetafile;windows_formatname=&quot;GDIMetaFile&quot;"/>
  <manifest:file-entry manifest:full-path="ObjectReplacements/Object 61" manifest:media-type=""/>
  <manifest:file-entry manifest:full-path="ObjectReplacements/Object 28" manifest:media-type="application/x-openoffice-gdimetafile;windows_formatname=&quot;GDIMetaFile&quot;"/>
  <manifest:file-entry manifest:full-path="ObjectReplacements/Object 60" manifest:media-type="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7" style:family="graphic" style:parent-style-name="standard">
      <style:graphic-properties svg:stroke-color="#6666ff" draw:fill-color="#ccffff" draw:textarea-horizontal-align="justify" draw:textarea-vertical-align="middle" draw:auto-grow-height="false" fo:min-height="4.343cm" fo:min-width="11.231cm"/>
    </style:style>
    <style:style style:name="gr8" style:family="graphic" style:parent-style-name="standard">
      <style:graphic-properties draw:stroke="none" svg:stroke-color="#6666ff" draw:fill="none" fo:min-height="8.842cm"/>
    </style:style>
    <style:style style:name="gr9" style:family="graphic" style:parent-style-name="standard">
      <style:graphic-properties svg:stroke-color="#009900" draw:fill-color="#ccffcc" draw:textarea-horizontal-align="justify" draw:textarea-vertical-align="middle" draw:auto-grow-height="false" fo:min-height="6.689cm" fo:min-width="24.71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8.841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4.24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3.297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3.297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3.297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3.297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3.297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3.261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6.631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1.051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9.946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9.946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6.631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7.736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cffff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text-align="center"/>
      <style:text-properties style:font-name="Ubuntu" fo:font-size="32pt" style:text-underline-style="none"/>
    </style:style>
    <style:style style:name="P17" style:family="paragraph">
      <loext:graphic-properties draw:fill="none"/>
      <style:paragraph-properties fo:text-align="start"/>
      <style:text-properties fo:font-size="32pt"/>
    </style:style>
    <style:style style:name="P18" style:family="paragraph">
      <loext:graphic-properties draw:fill-color="#ccffcc"/>
      <style:paragraph-properties fo:text-align="center"/>
    </style:style>
    <style:style style:name="P19" style:family="paragraph">
      <loext:graphic-properties draw:fill="none" draw:fill-color="#ffffff"/>
      <style:text-properties fo:color="#cc0000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9.485cm" svg:x="1.4cm" svg:y="5.849cm" presentation:class="title" presentation:user-transformed="true">
          <draw:text-box>
            <text:p><text:span text:style-name="T1">Truth-tellers,</text:span><text:span text:style-name="T1"><text:line-break/></text:span><text:span text:style-name="T1">Liars,</text:span><text:span text:style-name="T1"><text:line-break/></text:span><text:span text:style-name="T1">and </text:span><text:span text:style-name="T1"><text:line-break/></text:span><text:span text:style-name="T1">Propositional Logic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7-01-06">1/6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1.3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opics:</text:span></text:p>
          </draw:text-box>
        </draw:frame>
        <draw:frame presentation:style-name="pr5" draw:text-style-name="P9" draw:layer="layout" svg:width="19.558cm" svg:height="8.841cm" svg:x="4.318cm" svg:y="7.017cm">
          <draw:text-box>
            <text:list text:style-name="L2">
              <text:list-item>
                <text:p text:style-name="P4"><text:span text:style-name="T5"><text:s/></text:span><text:span text:style-name="T5">Figuring out formulas from sequences of number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Recursive Formula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Closed Formula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Summat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6">Sometimes when we look at a sequence of numbers, we can easily tell what comes next:</text:span></text:p>
            <text:p><text:span text:style-name="T6"/></text:p>
            <text:p><text:span text:style-name="T6">1, 3, 5, 7, __</text:span></text:p>
            <text:p><text:span text:style-name="T6"/></text:p>
            <text:p><text:span text:style-name="T6">10, 20, 30, 40, __</text:span></text:p>
            <text:p><text:span text:style-name="T6"/></text:p>
            <text:p><text:span text:style-name="T6">5, 10, 15, 20, __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7" draw:text-style-name="P10" draw:layer="layout" svg:width="23.622cm" svg:height="11.395cm" svg:x="2.286cm" svg:y="4.572cm">
          <draw:text-box>
            <text:p><text:span text:style-name="T6">Sometimes the pattern may not be so obvious, and we need to analyze the sequence further in order to figure it out.</text:span></text:p>
            <text:p><text:span text:style-name="T6"/></text:p>
            <text:p><text:span text:style-name="T6">1, 2, 6, 24, 120, 720, ___</text:span></text:p>
            <text:p><text:span text:style-name="T6"/></text:p>
            <text:p><text:span text:style-name="T6">1, 9, 17, 25, 33, 41, ___</text:span></text:p>
            <text:p><text:span text:style-name="T6"/></text:p>
            <text:p><text:span text:style-name="T6">1, 4, 9, 16, 25, 36, ___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8" draw:text-style-name="P10" draw:layer="layout" svg:width="23.622cm" svg:height="11.395cm" svg:x="2.286cm" svg:y="4.572cm">
          <draw:text-box>
            <text:p><text:span text:style-name="T7">There are two ways we can write this pattern down:</text:span></text:p>
            <text:p><text:span text:style-name="T6"/></text:p>
            <text:p><text:span text:style-name="T6">What the value of a number is based on the previous value…</text:span></text:p>
            <text:p><text:span text:style-name="T6"/></text:p>
            <text:p><text:span text:style-name="T6"/></text:p>
            <text:p><text:span text:style-name="T6">Or the value of a number based on its position in the sequence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9" draw:text-style-name="P10" draw:layer="layout" svg:width="23.622cm" svg:height="14.245cm" svg:x="2.286cm" svg:y="4.572cm">
          <draw:text-box>
            <text:p text:style-name="P4"><text:span text:style-name="T8">Definition: Recursive Formula</text:span></text:p>
            <text:p text:style-name="P4"><text:span text:style-name="T7"/></text:p>
            <text:p text:style-name="P4"><text:span text:style-name="T7">A recursive formula for a sequence is a formula where each term is described in relation to a previous term (or terms) of the sequence.</text:span></text:p>
            <text:p text:style-name="P4"><text:span text:style-name="T7"/></text:p>
            <text:p text:style-name="P4"><text:span text:style-name="T7"/></text:p>
            <text:p text:style-name="P4"><text:span text:style-name="T8">Definition: Closed Formula</text:span></text:p>
            <text:p text:style-name="P4"><text:span text:style-name="T7"/></text:p>
            <text:p text:style-name="P4"><text:span text:style-name="T7">A closed formula for a sequence is a formula where each term is described only in relation to its position in the list.</text:span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0" draw:text-style-name="P10" draw:layer="layout" svg:width="23.622cm" svg:height="11.395cm" svg:x="2.286cm" svg:y="4.572cm">
          <draw:text-box>
            <text:p text:style-name="P4"><text:span text:style-name="T8">Definition: Recursive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8">Definition: Closed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2" draw:layer="layout" svg:width="15.8cm" svg:height="0.962cm" svg:x="9.086cm" svg:y="8.586cm">
          <draw:text-box>
            <text:p text:style-name="P2"><text:span text:style-name="T9">Result: </text:span>2, 4, 6, 8, 10, … </text:p>
          </draw:text-box>
        </draw:frame>
        <draw:frame draw:style-name="gr4" draw:text-style-name="P11" draw:layer="layout" svg:width="3.376cm" svg:height="1.254cm" svg:x="6.861cm" svg:y="12.57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2" draw:layer="layout" svg:width="15.8cm" svg:height="0.962cm" svg:x="9.086cm" svg:y="14.586cm">
          <draw:text-box>
            <text:p text:style-name="P2"><text:span text:style-name="T9">Result: </text:span>2, 4, 6, 8, 10, … 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1" draw:text-style-name="P10" draw:layer="layout" svg:width="23.622cm" svg:height="11.395cm" svg:x="2.286cm" svg:y="4.572cm">
          <draw:text-box>
            <text:p text:style-name="P4"><text:span text:style-name="T8">Definition: Recursive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8">Definition: Closed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2" draw:layer="layout" svg:width="15.8cm" svg:height="0.962cm" svg:x="9.086cm" svg:y="8.586cm">
          <draw:text-box>
            <text:p text:style-name="P2"><text:span text:style-name="T9">Result: </text:span>2, 4, 6, 8, 10, … </text:p>
          </draw:text-box>
        </draw:frame>
        <draw:frame draw:style-name="gr4" draw:text-style-name="P11" draw:layer="layout" svg:width="3.376cm" svg:height="1.254cm" svg:x="6.861cm" svg:y="12.57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2" draw:layer="layout" svg:width="15.8cm" svg:height="0.962cm" svg:x="9.086cm" svg:y="14.586cm">
          <draw:text-box>
            <text:p text:style-name="P2"><text:span text:style-name="T9">Result: </text:span>2, 4, 6, 8, 10, … </text:p>
          </draw:text-box>
        </draw:frame>
        <draw:line draw:style-name="gr6" draw:text-style-name="P13" draw:layer="layout" svg:x1="8.112cm" svg:y1="8.238cm" svg:x2="11.631cm" svg:y2="9.935cm">
          <text:p/>
        </draw:line>
        <draw:custom-shape draw:style-name="gr7" draw:text-style-name="P14" draw:layer="layout" svg:width="11.731cm" svg:height="4.593cm" svg:x="12.131cm" svg:y="9.585cm">
          <text:p text:style-name="P11">With a recursive sequence, because<text:line-break/>each term is written based on the <text:span text:style-name="T10">last</text:span><text:span text:style-name="T11"><text:line-break/></text:span><text:span text:style-name="T11">term, we </text:span><text:span text:style-name="T12">must</text:span><text:span text:style-name="T13"> specify the first</text:span><text:span text:style-name="T13"><text:line-break/></text:span><text:span text:style-name="T13">element of the sequence</text:span><text:span text:style-name="T13"><text:line-break/></text:span><text:span text:style-name="T13">(The item at position 1.)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15.226cm" svg:y1="7.888cm" svg:x2="15.075cm" svg:y2="9.286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2" draw:text-style-name="P10" draw:layer="layout" svg:width="23.622cm" svg:height="11.395cm" svg:x="2.286cm" svg:y="4.572cm">
          <draw:text-box>
            <text:p text:style-name="P4"><text:span text:style-name="T8">Definition: Recursive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8">Definition: Closed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2" draw:layer="layout" svg:width="15.8cm" svg:height="0.962cm" svg:x="9.086cm" svg:y="8.586cm">
          <draw:text-box>
            <text:p text:style-name="P2"><text:span text:style-name="T9">Result: </text:span>2, 4, 6, 8, 10, … </text:p>
          </draw:text-box>
        </draw:frame>
        <draw:frame draw:style-name="gr4" draw:text-style-name="P11" draw:layer="layout" svg:width="3.376cm" svg:height="1.254cm" svg:x="6.861cm" svg:y="12.57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12" draw:layer="layout" svg:width="15.8cm" svg:height="0.962cm" svg:x="9.086cm" svg:y="14.586cm">
          <draw:text-box>
            <text:p text:style-name="P2"><text:span text:style-name="T9">Result: </text:span>2, 4, 6, 8, 10, … </text:p>
          </draw:text-box>
        </draw:frame>
        <draw:line draw:style-name="gr6" draw:text-style-name="P13" draw:layer="layout" svg:x1="9.659cm" svg:y1="13.579cm" svg:x2="10.508cm" svg:y2="14.702cm">
          <text:p/>
        </draw:line>
        <draw:custom-shape draw:style-name="gr7" draw:text-style-name="P14" draw:layer="layout" svg:width="11.731cm" svg:height="4.593cm" svg:x="4.443cm" svg:y="14.851cm">
          <text:p text:style-name="P11">With a closed formula, the value is<text:line-break/>based on whatever the element’s<text:line-break/><text:span text:style-name="T10">position</text:span><text:span text:style-name="T11"> is in the list, such as</text:span><text:span text:style-name="T11"><text:line-break/></text:span><text:span text:style-name="T11">item #1, item #2, item #3,</text:span><text:span text:style-name="T11"><text:line-break/></text:span><text:span text:style-name="T11">and so on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3" draw:text-style-name="P10" draw:layer="layout" svg:width="23.622cm" svg:height="11.395cm" svg:x="2.286cm" svg:y="4.572cm">
          <draw:text-box>
            <text:p text:style-name="P4"><text:span text:style-name="T8">Definition: Recursive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>Stepping through… </text:span></text:p>
            <text:p text:style-name="P4"><text:span text:style-name="T14"/></text:p>
            <text:p text:style-name="P4"><text:span text:style-name="T7"><text:tab/></text:span><text:span text:style-name="T7"><text:tab/></text:span><text:span text:style-name="T7"><text:tab/></text:span><text:span text:style-name="T14">Is already given as part of the formula.</text:span></text:p>
            <text:p text:style-name="P4"><text:span text:style-name="T7"/></text:p>
            <text:p text:style-name="P4"><text:span text:style-name="T14"><text:tab/></text:span><text:span text:style-name="T14"><text:tab/></text:span></text:p>
            <text:p text:style-name="P4"><text:span text:style-name="T14"/></text:p>
            <text:p text:style-name="P11"><text:span text:style-name="T14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11" draw:layer="layout" svg:width="1.34cm" svg:height="1.254cm" svg:x="4.14cm" svg:y="10.57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4" draw:text-style-name="P10" draw:layer="layout" svg:width="23.622cm" svg:height="13.297cm" svg:x="2.286cm" svg:y="4.572cm">
          <draw:text-box>
            <text:p text:style-name="P4"><text:span text:style-name="T8">Definition: Recursive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>Stepping through… </text:span></text:p>
            <text:p text:style-name="P4"><text:span text:style-name="T14"/></text:p>
            <text:p text:style-name="P4"><text:span text:style-name="T7"><text:tab/></text:span><text:span text:style-name="T7"><text:tab/></text:span><text:span text:style-name="T7"><text:tab/></text:span><text:span text:style-name="T14">Is already given as part of the formula.</text:span></text:p>
            <text:p text:style-name="P4"><text:span text:style-name="T7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2</text:span><text:span text:style-name="T14"><text:tab/></text:span><text:span text:style-name="T14"><text:tab/></text:span><text:span text:style-name="T14">= 2 + 2</text:span><text:span text:style-name="T14"><text:tab/></text:span><text:span text:style-name="T14">= 4</text:span></text:p>
            <text:p text:style-name="P4"><text:span text:style-name="T14"/></text:p>
            <text:p text:style-name="P4"><text:span text:style-name="T14"><text:tab/></text:span></text:p>
            <text:p text:style-name="P4"><text:span text:style-name="T14"/></text:p>
            <text:p text:style-name="P11"><text:span text:style-name="T14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1" draw:layer="layout" svg:width="1.34cm" svg:height="1.254cm" svg:x="4.14cm" svg:y="10.57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11" draw:layer="layout" svg:width="1.34cm" svg:height="1.254cm" svg:x="4.19cm" svg:y="12.5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1" draw:layer="layout" svg:width="1.34cm" svg:height="1.254cm" svg:x="6.91cm" svg:y="12.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5" draw:text-style-name="P10" draw:layer="layout" svg:width="23.622cm" svg:height="13.297cm" svg:x="2.286cm" svg:y="4.572cm">
          <draw:text-box>
            <text:p text:style-name="P4"><text:span text:style-name="T8">Definition: Recursive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>Stepping through… </text:span></text:p>
            <text:p text:style-name="P4"><text:span text:style-name="T14"/></text:p>
            <text:p text:style-name="P4"><text:span text:style-name="T7"><text:tab/></text:span><text:span text:style-name="T7"><text:tab/></text:span><text:span text:style-name="T7"><text:tab/></text:span><text:span text:style-name="T14">Is already given as part of the formula.</text:span></text:p>
            <text:p text:style-name="P4"><text:span text:style-name="T7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2</text:span><text:span text:style-name="T14"><text:tab/></text:span><text:span text:style-name="T14"><text:tab/></text:span><text:span text:style-name="T14">= 2 + 2</text:span><text:span text:style-name="T14"><text:tab/></text:span><text:span text:style-name="T14">= 4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2</text:span><text:span text:style-name="T14"><text:tab/></text:span><text:span text:style-name="T14"><text:tab/></text:span><text:span text:style-name="T14">= 4 + 2</text:span><text:span text:style-name="T14"><text:tab/></text:span><text:span text:style-name="T14">= 6</text:span></text:p>
            <text:p text:style-name="P4"><text:span text:style-name="T14"/></text:p>
            <text:p text:style-name="P11"><text:span text:style-name="T14"/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text-style-name="P11" draw:layer="layout" svg:width="1.34cm" svg:height="1.254cm" svg:x="4.14cm" svg:y="10.57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11" draw:layer="layout" svg:width="1.34cm" svg:height="1.254cm" svg:x="4.19cm" svg:y="12.5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11" draw:layer="layout" svg:width="1.34cm" svg:height="1.254cm" svg:x="6.91cm" svg:y="12.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text-style-name="P11" draw:layer="layout" svg:width="1.34cm" svg:height="1.254cm" svg:x="4.29cm" svg:y="14.7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text-style-name="P11" draw:layer="layout" svg:width="1.34cm" svg:height="1.254cm" svg:x="6.836cm" svg:y="14.74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6" draw:text-style-name="P10" draw:layer="layout" svg:width="23.622cm" svg:height="13.297cm" svg:x="2.286cm" svg:y="4.572cm">
          <draw:text-box>
            <text:p text:style-name="P4"><text:span text:style-name="T8">Definition: Recursive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>Stepping through… </text:span></text:p>
            <text:p text:style-name="P4"><text:span text:style-name="T14"/></text:p>
            <text:p text:style-name="P4"><text:span text:style-name="T7"><text:tab/></text:span><text:span text:style-name="T7"><text:tab/></text:span><text:span text:style-name="T7"><text:tab/></text:span><text:span text:style-name="T14">Is already given as part of the formula.</text:span></text:p>
            <text:p text:style-name="P4"><text:span text:style-name="T7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2</text:span><text:span text:style-name="T14"><text:tab/></text:span><text:span text:style-name="T14"><text:tab/></text:span><text:span text:style-name="T14">= 2 + 2</text:span><text:span text:style-name="T14"><text:tab/></text:span><text:span text:style-name="T14">= 4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</text:span><text:span text:style-name="T14"><text:tab/></text:span><text:span text:style-name="T14"><text:tab/></text:span><text:span text:style-name="T14">+ 2</text:span><text:span text:style-name="T14"><text:tab/></text:span><text:span text:style-name="T14"><text:tab/></text:span><text:span text:style-name="T14">= 4 + 2</text:span><text:span text:style-name="T14"><text:tab/></text:span><text:span text:style-name="T14">= 6</text:span></text:p>
            <text:p text:style-name="P4"><text:span text:style-name="T14"/></text:p>
            <text:p text:style-name="P11"><text:span text:style-name="T14">And so on… </text:span></text:p>
          </draw:text-box>
        </draw:frame>
        <draw:frame draw:style-name="gr4" draw:text-style-name="P11" draw:layer="layout" svg:width="2.717cm" svg:height="1.254cm" svg:x="6.91cm" svg:y="6.55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1" draw:layer="layout" svg:width="5.15cm" svg:height="1.254cm" svg:x="13.027cm" svg:y="6.58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1" draw:layer="layout" svg:width="1.34cm" svg:height="1.254cm" svg:x="4.14cm" svg:y="10.57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1" draw:layer="layout" svg:width="1.34cm" svg:height="1.254cm" svg:x="4.19cm" svg:y="12.5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1" draw:layer="layout" svg:width="1.34cm" svg:height="1.254cm" svg:x="6.91cm" svg:y="12.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text-style-name="P11" draw:layer="layout" svg:width="1.34cm" svg:height="1.254cm" svg:x="4.29cm" svg:y="14.7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11" draw:layer="layout" svg:width="1.34cm" svg:height="1.254cm" svg:x="6.836cm" svg:y="14.74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7" draw:text-style-name="P10" draw:layer="layout" svg:width="23.622cm" svg:height="11.395cm" svg:x="2.286cm" svg:y="4.572cm">
          <draw:text-box>
            <text:p text:style-name="P4"><text:span text:style-name="T8">Definition: Closed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>Stepping through…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14">= 2 x 1 = 2</text:span></text:p>
            <text:p text:style-name="P4"><text:span text:style-name="T14"/></text:p>
            <text:p text:style-name="P4"><text:span text:style-name="T14"><text:tab/></text:span><text:span text:style-name="T14"><text:tab/></text:span></text:p>
          </draw:text-box>
        </draw:frame>
        <draw:frame draw:style-name="gr4" draw:text-style-name="P11" draw:layer="layout" svg:width="3.376cm" svg:height="1.254cm" svg:x="6.961cm" svg:y="6.56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11" draw:layer="layout" svg:width="1.34cm" svg:height="1.254cm" svg:x="4.541cm" svg:y="10.60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8" draw:text-style-name="P10" draw:layer="layout" svg:width="23.622cm" svg:height="11.395cm" svg:x="2.286cm" svg:y="4.572cm">
          <draw:text-box>
            <text:p text:style-name="P4"><text:span text:style-name="T8">Definition: Closed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>Stepping through…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14">= 2 x 1 = 2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2 x 2 = 4</text:span></text:p>
            <text:p text:style-name="P4"><text:span text:style-name="T14"/></text:p>
            <text:p text:style-name="P4"><text:span text:style-name="T14"><text:tab/></text:span></text:p>
          </draw:text-box>
        </draw:frame>
        <draw:frame draw:style-name="gr4" draw:text-style-name="P11" draw:layer="layout" svg:width="3.376cm" svg:height="1.254cm" svg:x="6.961cm" svg:y="6.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1" draw:layer="layout" svg:width="1.34cm" svg:height="1.254cm" svg:x="4.541cm" svg:y="10.60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11" draw:layer="layout" svg:width="1.34cm" svg:height="1.254cm" svg:x="4.541cm" svg:y="12.604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19" draw:text-style-name="P10" draw:layer="layout" svg:width="23.622cm" svg:height="13.297cm" svg:x="2.286cm" svg:y="4.572cm">
          <draw:text-box>
            <text:p text:style-name="P4"><text:span text:style-name="T8">Definition: Closed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>Stepping through…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14">= 2 x 1 = 2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2 x 2 = 4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2 x 3 = 6</text:span></text:p>
            <text:p text:style-name="P4"><text:span text:style-name="T14"/></text:p>
            <text:p text:style-name="P11"><text:span text:style-name="T14"/></text:p>
          </draw:text-box>
        </draw:frame>
        <draw:frame draw:style-name="gr4" draw:text-style-name="P11" draw:layer="layout" svg:width="3.376cm" svg:height="1.254cm" svg:x="6.961cm" svg:y="6.5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1" draw:layer="layout" svg:width="1.34cm" svg:height="1.254cm" svg:x="4.541cm" svg:y="10.60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1" draw:layer="layout" svg:width="1.34cm" svg:height="1.254cm" svg:x="4.541cm" svg:y="12.6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1" draw:layer="layout" svg:width="1.361cm" svg:height="1.254cm" svg:x="4.541cm" svg:y="14.60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equences of Numbers</text:span></text:p>
          </draw:text-box>
        </draw:frame>
        <draw:frame presentation:style-name="pr20" draw:text-style-name="P10" draw:layer="layout" svg:width="23.622cm" svg:height="13.297cm" svg:x="2.286cm" svg:y="4.572cm">
          <draw:text-box>
            <text:p text:style-name="P4"><text:span text:style-name="T8">Definition: Closed Formula</text:span></text:p>
            <text:p text:style-name="P4"><text:span text:style-name="T7"/></text:p>
            <text:p text:style-name="P4"><text:span text:style-name="T7">Example:</text:span></text:p>
            <text:p text:style-name="P4"><text:span text:style-name="T7"/></text:p>
            <text:p text:style-name="P4"><text:span text:style-name="T7">Stepping through…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14">= 2 x 1 = 2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2 x 2 = 4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<text:tab/></text:span><text:span text:style-name="T14">= 2 x 3 = 6</text:span></text:p>
            <text:p text:style-name="P4"><text:span text:style-name="T14"/></text:p>
            <text:p text:style-name="P11"><text:span text:style-name="T14">And so on…</text:span></text:p>
          </draw:text-box>
        </draw:frame>
        <draw:frame draw:style-name="gr4" draw:text-style-name="P11" draw:layer="layout" svg:width="3.376cm" svg:height="1.254cm" svg:x="6.961cm" svg:y="6.5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1.34cm" svg:height="1.254cm" svg:x="4.541cm" svg:y="10.60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1" draw:layer="layout" svg:width="1.34cm" svg:height="1.254cm" svg:x="4.541cm" svg:y="12.6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1.361cm" svg:height="1.254cm" svg:x="4.541cm" svg:y="14.60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1" draw:text-style-name="P16" draw:layer="layout" svg:width="23.622cm" svg:height="13.261cm" svg:x="2.286cm" svg:y="4.572cm">
          <draw:text-box>
            <text:p text:style-name="P11"><text:span text:style-name="T6">It can be a little tricky to figure out</text:span><text:span text:style-name="T6"><text:line-break/></text:span><text:span text:style-name="T6">the formula based on a sequence of numbers.</text:span></text:p>
            <text:p text:style-name="P11"><text:span text:style-name="T6">The main things to keep in mind are…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The more practice you get with this,</text:span><text:span text:style-name="T6"><text:line-break/></text:span><text:span text:style-name="T6">the easier it will be.</text:span></text:p>
          </draw:text-box>
        </draw:frame>
        <draw:frame draw:style-name="gr8" draw:text-style-name="P17" draw:layer="layout" svg:width="13.315cm" svg:height="9.092cm" svg:x="7.395cm" svg:y="8.035cm">
          <draw:text-box>
            <text:list text:style-name="L1">
              <text:list-item>
                <text:p text:style-name="P4"><text:span text:style-name="T8">Is addition involved?</text:span><text:span text:style-name="T8"><text:line-break/></text:span><text:span text:style-name="T8"/></text:p>
              </text:list-item>
              <text:list-item>
                <text:p text:style-name="P4"><text:span text:style-name="T8">Is subtraction involved?</text:span><text:span text:style-name="T8"><text:line-break/></text:span><text:span text:style-name="T8"/></text:p>
              </text:list-item>
              <text:list-item>
                <text:p text:style-name="P4"><text:span text:style-name="T8">Is multiplication involved?</text:span><text:span text:style-name="T8"><text:line-break/></text:span><text:span text:style-name="T8"/></text:p>
              </text:list-item>
              <text:list-item>
                <text:p text:style-name="P4"><text:span text:style-name="T8">Are exponents involved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2" draw:text-style-name="P16" draw:layer="layout" svg:width="23.622cm" svg:height="6.631cm" svg:x="2.286cm" svg:y="4.572cm">
          <draw:text-box>
            <text:p text:style-name="P11"><text:span text:style-name="T6">Example 1</text:span></text:p>
            <text:p text:style-name="P11"><text:span text:style-name="T6"/></text:p>
            <text:p text:style-name="P4"><text:span text:style-name="T6">Find the closed formula and recursive formula</text:span><text:span text:style-name="T6"><text:line-break/></text:span><text:span text:style-name="T6">for the sequence</text:span></text:p>
            <text:p text:style-name="P4"><text:span text:style-name="T6"/></text:p>
            <text:p text:style-name="P4"><text:span text:style-name="T6">1, 3, 5, 7, 9, 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custom-shape draw:style-name="gr9" draw:text-style-name="P18" draw:layer="layout" svg:width="25.21cm" svg:height="6.939cm" svg:x="1.398cm" svg:y="11.8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3" draw:text-style-name="P16" draw:layer="layout" svg:width="23.622cm" svg:height="11.051cm" svg:x="2.286cm" svg:y="4.572cm">
          <draw:text-box>
            <text:p text:style-name="P11"><text:span text:style-name="T6">Example 1</text:span></text:p>
            <text:p text:style-name="P11"><text:span text:style-name="T6"/></text:p>
            <text:p text:style-name="P4"><text:span text:style-name="T6">Find the closed formula and recursive formula</text:span><text:span text:style-name="T6"><text:line-break/></text:span><text:span text:style-name="T6">for the sequence</text:span></text:p>
            <text:p text:style-name="P4"><text:span text:style-name="T6"/></text:p>
            <text:p text:style-name="P4"><text:span text:style-name="T6">1, 3, 5, 7, 9, …</text:span></text:p>
            <text:p text:style-name="P4"><text:span text:style-name="T6"/></text:p>
            <text:p text:style-name="P4"><text:span text:style-name="T6">For the closed formula, it might help to associate each number with its index to try to uncover a pattern that way… </text:span></text:p>
          </draw:text-box>
        </draw:frame>
        <draw:frame draw:style-name="gr4" draw:text-style-name="P11" draw:layer="layout" svg:width="2.705cm" svg:height="1.254cm" svg:x="4.29cm" svg:y="15.89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1" draw:layer="layout" svg:width="2.745cm" svg:height="1.254cm" svg:x="8.291cm" svg:y="15.89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1" draw:layer="layout" svg:width="2.759cm" svg:height="1.254cm" svg:x="12.292cm" svg:y="15.895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11" draw:layer="layout" svg:width="2.788cm" svg:height="1.254cm" svg:x="16.292cm" svg:y="15.89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11" draw:layer="layout" svg:width="2.745cm" svg:height="1.254cm" svg:x="20.292cm" svg:y="15.89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custom-shape draw:style-name="gr9" draw:text-style-name="P18" draw:layer="layout" svg:width="25.21cm" svg:height="6.939cm" svg:x="1.398cm" svg:y="11.8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4" draw:text-style-name="P16" draw:layer="layout" svg:width="23.622cm" svg:height="9.946cm" svg:x="2.286cm" svg:y="4.572cm">
          <draw:text-box>
            <text:p text:style-name="P11"><text:span text:style-name="T6">Example 1</text:span></text:p>
            <text:p text:style-name="P11"><text:span text:style-name="T6"/></text:p>
            <text:p text:style-name="P4"><text:span text:style-name="T6">Find the closed formula and recursive formula</text:span><text:span text:style-name="T6"><text:line-break/></text:span><text:span text:style-name="T6">for the sequence</text:span></text:p>
            <text:p text:style-name="P4"><text:span text:style-name="T6"/></text:p>
            <text:p text:style-name="P4"><text:span text:style-name="T6">1, 3, 5, 7, 9, …</text:span></text:p>
            <text:p text:style-name="P4"><text:span text:style-name="T6"/></text:p>
            <text:p text:style-name="P4"><text:span text:style-name="T6">It might also be useful to look at the differences between each element… </text:span></text:p>
          </draw:text-box>
        </draw:frame>
        <draw:frame draw:style-name="gr4" draw:text-style-name="P11" draw:layer="layout" svg:width="2.705cm" svg:height="1.254cm" svg:x="4.29cm" svg:y="15.89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text-style-name="P11" draw:layer="layout" svg:width="2.745cm" svg:height="1.254cm" svg:x="8.291cm" svg:y="15.89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text-style-name="P11" draw:layer="layout" svg:width="2.759cm" svg:height="1.254cm" svg:x="12.292cm" svg:y="15.89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text-style-name="P11" draw:layer="layout" svg:width="2.788cm" svg:height="1.254cm" svg:x="16.292cm" svg:y="15.895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text-style-name="P11" draw:layer="layout" svg:width="2.745cm" svg:height="1.254cm" svg:x="20.292cm" svg:y="15.89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" draw:text-style-name="P19" draw:layer="layout" svg:width="2.821cm" svg:height="0.962cm" svg:x="6.215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0.216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4.216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8.217cm" svg:y="17.448cm">
          <draw:text-box>
            <text:p text:style-name="P11"><text:span text:style-name="T15">+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custom-shape draw:style-name="gr9" draw:text-style-name="P18" draw:layer="layout" svg:width="25.21cm" svg:height="6.939cm" svg:x="1.398cm" svg:y="11.8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5" draw:text-style-name="P16" draw:layer="layout" svg:width="23.622cm" svg:height="9.946cm" svg:x="2.286cm" svg:y="4.572cm">
          <draw:text-box>
            <text:p text:style-name="P11"><text:span text:style-name="T6">Example 1</text:span></text:p>
            <text:p text:style-name="P11"><text:span text:style-name="T6"/></text:p>
            <text:p text:style-name="P4"><text:span text:style-name="T6">Find the closed formula and recursive formula</text:span><text:span text:style-name="T6"><text:line-break/></text:span><text:span text:style-name="T6">for the sequence</text:span></text:p>
            <text:p text:style-name="P4"><text:span text:style-name="T6"/></text:p>
            <text:p text:style-name="P4"><text:span text:style-name="T6">1, 3, 5, 7, 9, …</text:span></text:p>
            <text:p text:style-name="P4"><text:span text:style-name="T6"/></text:p>
            <text:p text:style-name="P4"><text:span text:style-name="T6">And to think of any patterns that might look similar, such as “2, 4, 6, 8, 10”… What is the offset?</text:span></text:p>
          </draw:text-box>
        </draw:frame>
        <draw:frame draw:style-name="gr4" draw:text-style-name="P11" draw:layer="layout" svg:width="2.705cm" svg:height="1.254cm" svg:x="4.29cm" svg:y="15.895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text-style-name="P11" draw:layer="layout" svg:width="2.745cm" svg:height="1.254cm" svg:x="8.291cm" svg:y="15.89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text-style-name="P11" draw:layer="layout" svg:width="2.759cm" svg:height="1.254cm" svg:x="12.292cm" svg:y="15.895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" draw:text-style-name="P11" draw:layer="layout" svg:width="2.788cm" svg:height="1.254cm" svg:x="16.292cm" svg:y="15.89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11" draw:layer="layout" svg:width="2.745cm" svg:height="1.254cm" svg:x="20.292cm" svg:y="15.89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" draw:text-style-name="P19" draw:layer="layout" svg:width="2.821cm" svg:height="0.962cm" svg:x="6.215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0.216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4.216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8.217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4.22cm" svg:y="15.126cm">
          <draw:text-box>
            <text:p text:style-name="P11"><text:span text:style-name="T15">2(1) – 1</text:span></text:p>
          </draw:text-box>
        </draw:frame>
        <draw:frame draw:style-name="gr5" draw:text-style-name="P19" draw:layer="layout" svg:width="2.821cm" svg:height="0.962cm" svg:x="8.221cm" svg:y="15.126cm">
          <draw:text-box>
            <text:p text:style-name="P11"><text:span text:style-name="T15">2(2) – 1</text:span></text:p>
          </draw:text-box>
        </draw:frame>
        <draw:frame draw:style-name="gr5" draw:text-style-name="P19" draw:layer="layout" svg:width="2.821cm" svg:height="0.962cm" svg:x="12.221cm" svg:y="15.126cm">
          <draw:text-box>
            <text:p text:style-name="P11"><text:span text:style-name="T15">2(3) – 1</text:span></text:p>
          </draw:text-box>
        </draw:frame>
        <draw:frame draw:style-name="gr5" draw:text-style-name="P19" draw:layer="layout" svg:width="2.821cm" svg:height="0.962cm" svg:x="16.222cm" svg:y="15.126cm">
          <draw:text-box>
            <text:p text:style-name="P11"><text:span text:style-name="T15">2(4) – 1</text:span></text:p>
          </draw:text-box>
        </draw:frame>
        <draw:frame draw:style-name="gr5" draw:text-style-name="P19" draw:layer="layout" svg:width="2.821cm" svg:height="0.962cm" svg:x="20.222cm" svg:y="15.126cm">
          <draw:text-box>
            <text:p text:style-name="P11"><text:span text:style-name="T15">2(5) –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custom-shape draw:style-name="gr9" draw:text-style-name="P18" draw:layer="layout" svg:width="25.21cm" svg:height="6.939cm" svg:x="1.398cm" svg:y="11.8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6" draw:text-style-name="P16" draw:layer="layout" svg:width="23.622cm" svg:height="6.631cm" svg:x="2.286cm" svg:y="4.572cm">
          <draw:text-box>
            <text:p text:style-name="P11"><text:span text:style-name="T6">Example 1</text:span></text:p>
            <text:p text:style-name="P11"><text:span text:style-name="T6"/></text:p>
            <text:p text:style-name="P4"><text:span text:style-name="T6">Find the closed formula and recursive formula</text:span><text:span text:style-name="T6"><text:line-break/></text:span><text:span text:style-name="T6">for the sequence</text:span></text:p>
            <text:p text:style-name="P4"><text:span text:style-name="T6"/></text:p>
            <text:p text:style-name="P4"><text:span text:style-name="T6">1, 3, 5, 7, 9, …</text:span></text:p>
          </draw:text-box>
        </draw:frame>
        <draw:frame draw:style-name="gr4" draw:text-style-name="P11" draw:layer="layout" svg:width="2.705cm" svg:height="1.254cm" svg:x="4.29cm" svg:y="15.8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text-style-name="P11" draw:layer="layout" svg:width="2.745cm" svg:height="1.254cm" svg:x="8.291cm" svg:y="15.8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text-style-name="P11" draw:layer="layout" svg:width="2.759cm" svg:height="1.254cm" svg:x="12.292cm" svg:y="15.895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" draw:text-style-name="P11" draw:layer="layout" svg:width="2.788cm" svg:height="1.254cm" svg:x="16.292cm" svg:y="15.895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4" draw:text-style-name="P11" draw:layer="layout" svg:width="2.745cm" svg:height="1.254cm" svg:x="20.292cm" svg:y="15.89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text-style-name="P19" draw:layer="layout" svg:width="2.821cm" svg:height="0.962cm" svg:x="6.215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0.216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4.216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18.217cm" svg:y="17.448cm">
          <draw:text-box>
            <text:p text:style-name="P11"><text:span text:style-name="T15">+2</text:span></text:p>
          </draw:text-box>
        </draw:frame>
        <draw:frame draw:style-name="gr5" draw:text-style-name="P19" draw:layer="layout" svg:width="2.821cm" svg:height="0.962cm" svg:x="4.22cm" svg:y="15.126cm">
          <draw:text-box>
            <text:p text:style-name="P11"><text:span text:style-name="T15">2(1) – 1</text:span></text:p>
          </draw:text-box>
        </draw:frame>
        <draw:frame draw:style-name="gr5" draw:text-style-name="P19" draw:layer="layout" svg:width="2.821cm" svg:height="0.962cm" svg:x="8.221cm" svg:y="15.126cm">
          <draw:text-box>
            <text:p text:style-name="P11"><text:span text:style-name="T15">2(2) – 1</text:span></text:p>
          </draw:text-box>
        </draw:frame>
        <draw:frame draw:style-name="gr5" draw:text-style-name="P19" draw:layer="layout" svg:width="2.821cm" svg:height="0.962cm" svg:x="12.221cm" svg:y="15.126cm">
          <draw:text-box>
            <text:p text:style-name="P11"><text:span text:style-name="T15">2(3) – 1</text:span></text:p>
          </draw:text-box>
        </draw:frame>
        <draw:frame draw:style-name="gr5" draw:text-style-name="P19" draw:layer="layout" svg:width="2.821cm" svg:height="0.962cm" svg:x="16.222cm" svg:y="15.126cm">
          <draw:text-box>
            <text:p text:style-name="P11"><text:span text:style-name="T15">2(4) – 1</text:span></text:p>
          </draw:text-box>
        </draw:frame>
        <draw:frame draw:style-name="gr5" draw:text-style-name="P19" draw:layer="layout" svg:width="2.821cm" svg:height="0.962cm" svg:x="20.222cm" svg:y="15.126cm">
          <draw:text-box>
            <text:p text:style-name="P11"><text:span text:style-name="T15">2(5) – 1</text:span></text:p>
          </draw:text-box>
        </draw:frame>
        <draw:frame draw:style-name="gr4" draw:text-style-name="P11" draw:layer="layout" svg:width="4.742cm" svg:height="1.254cm" svg:x="7.335cm" svg:y="12.251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5" draw:text-style-name="P20" draw:layer="layout" svg:width="6.44cm" svg:height="0.962cm" svg:x="1.772cm" svg:y="12.381cm">
          <draw:text-box>
            <text:p><text:span text:style-name="T9">Closed Formula:</text:span></text:p>
          </draw:text-box>
        </draw:frame>
        <draw:frame draw:style-name="gr4" draw:text-style-name="P11" draw:layer="layout" svg:width="2.705cm" svg:height="1.254cm" svg:x="21.438cm" svg:y="12.151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5" draw:text-style-name="P20" draw:layer="layout" svg:width="6.44cm" svg:height="0.962cm" svg:x="14.998cm" svg:y="12.301cm">
          <draw:text-box>
            <text:p><text:span text:style-name="T9">Recursive Formula:</text:span></text:p>
          </draw:text-box>
        </draw:frame>
        <draw:frame draw:style-name="gr4" draw:text-style-name="P11" draw:layer="layout" svg:width="5.15cm" svg:height="1.254cm" svg:x="21.438cm" svg:y="13.263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7" draw:text-style-name="P16" draw:layer="layout" svg:width="23.622cm" svg:height="7.736cm" svg:x="2.286cm" svg:y="4.572cm">
          <draw:text-box>
            <text:p text:style-name="P11"><text:span text:style-name="T6">Sometimes you have to try a few different approaches before you find the pattern –</text:span><text:span text:style-name="T6"><text:line-break/></text:span><text:span text:style-name="T6">that’s ok; you don’t have to know what it is automatically. That’s why we </text:span><text:span text:style-name="T16">analyze it.</text:span></text:p>
            <text:p text:style-name="P11"><text:span text:style-name="T16"/></text:p>
            <text:p text:style-name="P11"><text:span text:style-name="T6">Keep in mind that there could be multiplication, addition, subtraction, and/or exponents involved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8" draw:text-style-name="P16" draw:layer="layout" svg:width="23.622cm" svg:height="5.526cm" svg:x="2.286cm" svg:y="4.572cm">
          <draw:text-box>
            <text:p text:style-name="P4"><text:span text:style-name="T6">Example 2 – Try to solve it before I do in the video</text:span></text:p>
            <text:p text:style-name="P11"><text:span text:style-name="T6"/></text:p>
            <text:p text:style-name="P4"><text:span text:style-name="T6">Sequence: 1, 9, 17, 25, 33, 41, ____</text:span></text:p>
            <text:p text:style-name="P4"><text:span text:style-name="T6"/></text:p>
            <text:p text:style-name="P4"><text:span text:style-name="T6">Closed formula? Recursive formul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29" draw:text-style-name="P16" draw:layer="layout" svg:width="23.622cm" svg:height="5.526cm" svg:x="2.286cm" svg:y="4.572cm">
          <draw:text-box>
            <text:p text:style-name="P4"><text:span text:style-name="T6">Example 3 – Try to solve it before I do in the video</text:span></text:p>
            <text:p text:style-name="P11"><text:span text:style-name="T6"/></text:p>
            <text:p text:style-name="P4"><text:span text:style-name="T6">Sequence: 1, 4, 9, 16, 25, 36, ____</text:span></text:p>
            <text:p text:style-name="P4"><text:span text:style-name="T6"/></text:p>
            <text:p text:style-name="P4"><text:span text:style-name="T6">Closed formula? Recursive formul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30" draw:text-style-name="P16" draw:layer="layout" svg:width="23.622cm" svg:height="5.526cm" svg:x="2.286cm" svg:y="4.572cm">
          <draw:text-box>
            <text:p text:style-name="P4"><text:span text:style-name="T6">Example 4 – Try to solve it before I do in the video</text:span></text:p>
            <text:p text:style-name="P11"><text:span text:style-name="T6"/></text:p>
            <text:p text:style-name="P4"><text:span text:style-name="T6">Sequence: 2, 4, 8, 16, 32, 64, ____</text:span></text:p>
            <text:p text:style-name="P4"><text:span text:style-name="T6"/></text:p>
            <text:p text:style-name="P4"><text:span text:style-name="T6">Closed formula? Recursive formul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iguring out the Formula</text:span></text:p>
          </draw:text-box>
        </draw:frame>
        <draw:frame presentation:style-name="pr31" draw:text-style-name="P16" draw:layer="layout" svg:width="23.622cm" svg:height="5.526cm" svg:x="2.286cm" svg:y="4.572cm">
          <draw:text-box>
            <text:p text:style-name="P4"><text:span text:style-name="T6">Example 5 – Try to solve it before I do in the video</text:span></text:p>
            <text:p text:style-name="P11"><text:span text:style-name="T6"/></text:p>
            <text:p text:style-name="P4"><text:span text:style-name="T6">Sequence: 1, 2, 6, 24, 120, 720, ___</text:span></text:p>
            <text:p text:style-name="P4"><text:span text:style-name="T6"/></text:p>
            <text:p text:style-name="P4"><text:span text:style-name="T6">Closed formula? Recursive formul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ummations</text:span></text:p>
          </draw:text-box>
        </draw:frame>
        <draw:frame presentation:style-name="pr32" draw:text-style-name="P10" draw:layer="layout" svg:width="23.622cm" svg:height="11.395cm" svg:x="2.286cm" svg:y="4.572cm">
          <draw:text-box>
            <text:p text:style-name="P4"><text:span text:style-name="T8">Definition:</text:span></text:p>
            <text:p text:style-name="P4"><text:span text:style-name="T8">For a sequence of numbers </text:span><text:span text:style-name="T8"><text:tab/></text:span><text:span text:style-name="T8"><text:tab/></text:span><text:span text:style-name="T8">with </text:span><text:span text:style-name="T8"><text:tab/></text:span><text:span text:style-name="T8"><text:tab/></text:span><text:span text:style-name="T8"><text:tab/></text:span><text:span text:style-name="T8">,</text:span><text:span text:style-name="T8"><text:line-break/></text:span><text:span text:style-name="T8">we use the notation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To denote the sum of the first </text:span><text:span text:style-name="T17">n</text:span><text:span text:style-name="T8"> terms of the sequence. This is called </text:span><text:span text:style-name="T17">sigma notation</text:span><text:span text:style-name="T8"> for the sum.</text:span></text:p>
          </draw:text-box>
        </draw:frame>
        <draw:frame draw:style-name="gr4" draw:text-style-name="P11" draw:layer="layout" svg:width="1.371cm" svg:height="1.254cm" svg:x="13.25cm" svg:y="5.436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4" draw:text-style-name="P11" draw:layer="layout" svg:width="2.391cm" svg:height="1.112cm" svg:x="17.251cm" svg:y="5.436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4" draw:text-style-name="P11" draw:layer="layout" svg:width="2.733cm" svg:height="2.695cm" svg:x="12.752cm" svg:y="7.858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ummations</text:span></text:p>
          </draw:text-box>
        </draw:frame>
        <draw:frame presentation:style-name="pr33" draw:text-style-name="P10" draw:layer="layout" svg:width="23.622cm" svg:height="11.395cm" svg:x="2.286cm" svg:y="4.572cm">
          <draw:text-box>
            <text:p text:style-name="P4"><text:span text:style-name="T8">Example – Evaluate the following sums:</text:span></text:p>
            <text:p text:style-name="P4"><text:span text:style-name="T8"/></text:p>
            <text:p text:style-name="P4"><text:span text:style-name="T8"/></text:p>
            <text:p text:style-name="P4"><text:span text:style-name="T8">(a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b)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(c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d)</text:span></text:p>
          </draw:text-box>
        </draw:frame>
        <draw:frame draw:style-name="gr4" draw:text-style-name="P11" draw:layer="layout" svg:width="5.113cm" svg:height="2.697cm" svg:x="3.792cm" svg:y="6.535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4" draw:text-style-name="P11" draw:layer="layout" svg:width="2.729cm" svg:height="2.699cm" svg:x="15cm" svg:y="6.362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" draw:text-style-name="P11" draw:layer="layout" svg:width="2.719cm" svg:height="2.701cm" svg:x="3.844cm" svg:y="10.332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4" draw:text-style-name="P11" draw:layer="layout" svg:width="5.158cm" svg:height="2.701cm" svg:x="15.201cm" svg:y="10.182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ummations</text:span></text:p>
          </draw:text-box>
        </draw:frame>
        <draw:frame presentation:style-name="pr34" draw:text-style-name="P10" draw:layer="layout" svg:width="23.622cm" svg:height="11.395cm" svg:x="2.286cm" svg:y="4.572cm">
          <draw:text-box>
            <text:p text:style-name="P4"><text:span text:style-name="T8">Example – Evaluate the following sums:</text:span></text:p>
            <text:p text:style-name="P4"><text:span text:style-name="T8"/></text:p>
            <text:p text:style-name="P4"><text:span text:style-name="T8"/></text:p>
            <text:p text:style-name="P4"><text:span text:style-name="T8">(a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b)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(c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d)</text:span></text:p>
            <text:p text:style-name="P4"><text:span text:style-name="T8"/></text:p>
            <text:p text:style-name="P4"><text:span text:style-name="T8"/></text:p>
            <text:p text:style-name="P4"><text:span text:style-name="T8">Bonus: If you have any experience with programming, you can write a program to solve summations for you.</text:span></text:p>
          </draw:text-box>
        </draw:frame>
        <draw:frame draw:style-name="gr4" draw:text-style-name="P11" draw:layer="layout" svg:width="5.113cm" svg:height="2.697cm" svg:x="3.792cm" svg:y="6.535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4" draw:text-style-name="P11" draw:layer="layout" svg:width="2.729cm" svg:height="2.699cm" svg:x="15cm" svg:y="6.362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4" draw:text-style-name="P11" draw:layer="layout" svg:width="2.719cm" svg:height="2.701cm" svg:x="3.844cm" svg:y="10.332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4" draw:text-style-name="P11" draw:layer="layout" svg:width="5.158cm" svg:height="2.701cm" svg:x="15.201cm" svg:y="10.182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6T01:20:41.411875384</dc:date>
    <meta:editing-duration>PT10H17M</meta:editing-duration>
    <meta:editing-cycles>677</meta:editing-cycles>
    <meta:generator>LibreOffice/5.1.4.2$Linux_X86_64 LibreOffice_project/10m0$Build-2</meta:generator>
    <dc:creator>Rachel Morris</dc:creator>
    <meta:document-statistic meta:object-count="265"/>
  </office:meta>
</office:document-meta>
</file>

<file path=Object 1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2 = 3</annotation>
  </semantics>
</math>
</file>

<file path=Object 11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2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4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6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8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9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2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0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1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2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23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24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6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27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9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30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31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32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4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6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3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39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0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1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2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4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4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4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7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3 = 5</annotation>
  </semantics>
</math>
</file>

<file path=Object 48/content.xml><?xml version="1.0" encoding="utf-8"?>
<math xmlns="http://www.w3.org/1998/Math/MathML" display="block">
  <semantics>
    <mrow>
      <msub>
        <mi>a</mi>
        <mn>4</mn>
      </msub>
      <mo stretchy="false">=</mo>
      <mn>7</mn>
    </mrow>
    <annotation encoding="StarMath 5.0">a_4 = 7</annotation>
  </semantics>
</math>
</file>

<file path=Object 49/content.xml><?xml version="1.0" encoding="utf-8"?>
<math xmlns="http://www.w3.org/1998/Math/MathML" display="block">
  <semantics>
    <mrow>
      <msub>
        <mi>a</mi>
        <mn>5</mn>
      </msub>
      <mo stretchy="false">=</mo>
      <mn>9</mn>
    </mrow>
    <annotation encoding="StarMath 5.0">a_5 = 9</annotation>
  </semantics>
</math>
</file>

<file path=Object 5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50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51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2 = 3</annotation>
  </semantics>
</math>
</file>

<file path=Object 52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3 = 5</annotation>
  </semantics>
</math>
</file>

<file path=Object 53/content.xml><?xml version="1.0" encoding="utf-8"?>
<math xmlns="http://www.w3.org/1998/Math/MathML" display="block">
  <semantics>
    <mrow>
      <msub>
        <mi>a</mi>
        <mn>4</mn>
      </msub>
      <mo stretchy="false">=</mo>
      <mn>7</mn>
    </mrow>
    <annotation encoding="StarMath 5.0">a_4 = 7</annotation>
  </semantics>
</math>
</file>

<file path=Object 54/content.xml><?xml version="1.0" encoding="utf-8"?>
<math xmlns="http://www.w3.org/1998/Math/MathML" display="block">
  <semantics>
    <mrow>
      <msub>
        <mi>a</mi>
        <mn>5</mn>
      </msub>
      <mo stretchy="false">=</mo>
      <mn>9</mn>
    </mrow>
    <annotation encoding="StarMath 5.0">a_5 = 9</annotation>
  </semantics>
</math>
</file>

<file path=Object 55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56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2 = 3</annotation>
  </semantics>
</math>
</file>

<file path=Object 57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3 = 5</annotation>
  </semantics>
</math>
</file>

<file path=Object 58/content.xml><?xml version="1.0" encoding="utf-8"?>
<math xmlns="http://www.w3.org/1998/Math/MathML" display="block">
  <semantics>
    <mrow>
      <msub>
        <mi>a</mi>
        <mn>4</mn>
      </msub>
      <mo stretchy="false">=</mo>
      <mn>7</mn>
    </mrow>
    <annotation encoding="StarMath 5.0">a_4 = 7</annotation>
  </semantics>
</math>
</file>

<file path=Object 59/content.xml><?xml version="1.0" encoding="utf-8"?>
<math xmlns="http://www.w3.org/1998/Math/MathML" display="block">
  <semantics>
    <mrow>
      <msub>
        <mi>a</mi>
        <mn>5</mn>
      </msub>
      <mo stretchy="false">=</mo>
      <mn>9</mn>
    </mrow>
    <annotation encoding="StarMath 5.0">a_5 = 9</annotation>
  </semantics>
</math>
</file>

<file path=Object 6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60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61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2 = 3</annotation>
  </semantics>
</math>
</file>

<file path=Object 62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3 = 5</annotation>
  </semantics>
</math>
</file>

<file path=Object 63/content.xml><?xml version="1.0" encoding="utf-8"?>
<math xmlns="http://www.w3.org/1998/Math/MathML" display="block">
  <semantics>
    <mrow>
      <msub>
        <mi>a</mi>
        <mn>4</mn>
      </msub>
      <mo stretchy="false">=</mo>
      <mn>7</mn>
    </mrow>
    <annotation encoding="StarMath 5.0">a_4 = 7</annotation>
  </semantics>
</math>
</file>

<file path=Object 64/content.xml><?xml version="1.0" encoding="utf-8"?>
<math xmlns="http://www.w3.org/1998/Math/MathML" display="block">
  <semantics>
    <mrow>
      <msub>
        <mi>a</mi>
        <mn>5</mn>
      </msub>
      <mo stretchy="false">=</mo>
      <mn>9</mn>
    </mrow>
    <annotation encoding="StarMath 5.0">a_5 = 9</annotation>
  </semantics>
</math>
</file>

<file path=Object 6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−</mo>
        <mn>1</mn>
      </mrow>
    </mrow>
    <annotation encoding="StarMath 5.0">a_n = 2n - 1</annotation>
  </semantics>
</math>
</file>

<file path=Object 66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67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68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69/content.xml><?xml version="1.0" encoding="utf-8"?>
<math xmlns="http://www.w3.org/1998/Math/MathML" display="block">
  <semantics>
    <mrow>
      <mi>k</mi>
      <mo stretchy="false">≥</mo>
      <mn>1</mn>
    </mrow>
    <annotation encoding="StarMath 5.0">k &gt;= 1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70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b>
        <mi>a</mi>
        <mi>k</mi>
      </msub>
    </mrow>
    <annotation encoding="StarMath 5.0">sum from{k=1} to{n} a_k </annotation>
  </semantics>
</math>
</file>

<file path=Object 7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n>4</mn>
      </munderover>
      <msup>
        <mn>3</mn>
        <mi>k</mi>
      </msup>
    </mrow>
    <annotation encoding="StarMath 5.0">sum from{k=0} to{4} { 3^k}</annotation>
  </semantics>
</math>
</file>

<file path=Object 7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3</mn>
        </mrow>
        <mn>3</mn>
      </munderover>
      <msup>
        <mi>k</mi>
        <mn>2</mn>
      </msup>
    </mrow>
    <annotation encoding="StarMath 5.0">sum from{k=3} to{3} { k^2 }</annotation>
  </semantics>
</math>
</file>

<file path=Object 73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6</mn>
      </munderover>
      <mrow>
        <mo fence="true" stretchy="false">(</mo>
        <mrow>
          <mrow>
            <mn>2</mn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sum from{k=1} to{6} (2k-1)</annotation>
  </semantics>
</math>
</file>

<file path=Object 7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frac>
        <mn>1</mn>
        <mrow>
          <mi>k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</mfrac>
    </mrow>
    <annotation encoding="StarMath 5.0">sum from{k=1} to{5} { 1 over {k (k+1)} }</annotation>
  </semantics>
</math>
</file>

<file path=Object 75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6</mn>
      </munderover>
      <mrow>
        <mo fence="true" stretchy="false">(</mo>
        <mrow>
          <mrow>
            <mn>2</mn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sum from{k=1} to{6} (2k-1)</annotation>
  </semantics>
</math>
</file>

<file path=Object 76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n>4</mn>
      </munderover>
      <msup>
        <mn>3</mn>
        <mi>k</mi>
      </msup>
    </mrow>
    <annotation encoding="StarMath 5.0">sum from{k=0} to{4} { 3^k}</annotation>
  </semantics>
</math>
</file>

<file path=Object 77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3</mn>
        </mrow>
        <mn>3</mn>
      </munderover>
      <msup>
        <mi>k</mi>
        <mn>2</mn>
      </msup>
    </mrow>
    <annotation encoding="StarMath 5.0">sum from{k=3} to{3} { k^2 }</annotation>
  </semantics>
</math>
</file>

<file path=Object 78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frac>
        <mn>1</mn>
        <mrow>
          <mi>k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</mfrac>
    </mrow>
    <annotation encoding="StarMath 5.0">sum from{k=1} to{5} { 1 over {k (k+1)} }</annotation>
  </semantics>
</math>
</file>

<file path=Object 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